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bc3fa" officeooo:paragraph-rsid="00129d9b"/>
    </style:style>
    <style:style style:name="P2" style:family="paragraph" style:parent-style-name="Standard">
      <style:text-properties style:font-name="Liberation Serif" fo:font-style="italic" officeooo:rsid="0044410a" officeooo:paragraph-rsid="00129d9b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42d792" officeooo:paragraph-rsid="00129d9b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42f5cd" officeooo:paragraph-rsid="00129d9b" style:font-style-asian="italic" style:font-style-complex="italic"/>
    </style:style>
    <style:style style:name="P5" style:family="paragraph" style:parent-style-name="Standard">
      <style:text-properties officeooo:rsid="003dfc55" officeooo:paragraph-rsid="00129d9b"/>
    </style:style>
    <style:style style:name="P6" style:family="paragraph" style:parent-style-name="Standard">
      <style:text-properties officeooo:rsid="003e3f8d" officeooo:paragraph-rsid="00129d9b"/>
    </style:style>
    <style:style style:name="P7" style:family="paragraph" style:parent-style-name="Standard">
      <style:text-properties officeooo:rsid="0112a27d" officeooo:paragraph-rsid="00129d9b"/>
    </style:style>
    <style:style style:name="P8" style:family="paragraph" style:parent-style-name="Standard">
      <style:text-properties officeooo:rsid="003fefc7" officeooo:paragraph-rsid="00129d9b"/>
    </style:style>
    <style:style style:name="P9" style:family="paragraph" style:parent-style-name="Standard">
      <style:text-properties officeooo:rsid="004054e8" officeooo:paragraph-rsid="00129d9b"/>
    </style:style>
    <style:style style:name="P10" style:family="paragraph" style:parent-style-name="Standard">
      <style:text-properties officeooo:rsid="00411b18" officeooo:paragraph-rsid="00129d9b"/>
    </style:style>
    <style:style style:name="P11" style:family="paragraph" style:parent-style-name="Standard">
      <style:text-properties officeooo:rsid="0042d792" officeooo:paragraph-rsid="00129d9b"/>
    </style:style>
    <style:style style:name="T1" style:family="text">
      <style:text-properties officeooo:rsid="0113704a"/>
    </style:style>
    <style:style style:name="T2" style:family="text">
      <style:text-properties style:text-position="0% 100%" officeooo:rsid="00373677"/>
    </style:style>
    <style:style style:name="T3" style:family="text">
      <style:text-properties officeooo:rsid="01393281"/>
    </style:style>
    <style:style style:name="T4" style:family="text">
      <style:text-properties officeooo:rsid="0327894a"/>
    </style:style>
    <style:style style:name="T5" style:family="text">
      <style:text-properties officeooo:rsid="003bc3fa"/>
    </style:style>
    <style:style style:name="T6" style:family="text">
      <style:text-properties officeooo:rsid="0112a27d"/>
    </style:style>
    <style:style style:name="T7" style:family="text">
      <style:text-properties officeooo:rsid="0139ade6"/>
    </style:style>
    <style:style style:name="T8" style:family="text">
      <style:text-properties officeooo:rsid="013adb44"/>
    </style:style>
    <style:style style:name="T9" style:family="text">
      <style:text-properties officeooo:rsid="003fefc7"/>
    </style:style>
    <style:style style:name="T10" style:family="text">
      <style:text-properties officeooo:rsid="00411b18"/>
    </style:style>
    <style:style style:name="T11" style:family="text">
      <style:text-properties officeooo:rsid="0042f5cd"/>
    </style:style>
    <style:style style:name="T12" style:family="text">
      <style:text-properties officeooo:rsid="0042d7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2"/></text:h>
      <text:p text:style-name="P5"><text:span text:style-name="T3">У входа в казарму нас</text:span> разделили на три взвода и каждым <text:span text:style-name="T3">стал</text:span> командовать отдельный сержант. </text:p>
      <text:p text:style-name="P5"><text:span text:style-name="T4">Сержанты </text:span>состави<text:span text:style-name="T3">ли</text:span> спис<text:span text:style-name="T4">ки</text:span> личного состава сво<text:span text:style-name="T4">их</text:span> подразделени<text:span text:style-name="T4">й</text:span>, <text:span text:style-name="T3">для сверки с общим списком у лейтенанта,</text:span> и <text:span text:style-name="T3">приступили к обучению новобранцев</text:span>.</text:p>
      <text:p text:style-name="P5"><text:span text:style-name="T3">Во всех трёх взводах упорно отрабатывались</text:span> одни и те же команды:</text:p>
      <text:p text:style-name="P5">- Взвод построиться!</text:p>
      <text:p text:style-name="P5">- Р-<text:span text:style-name="T3">р</text:span>азойдись!</text:p>
      <text:p text:style-name="P5">- Взвод построиться!</text:p>
      <text:p text:style-name="P5">- Разойдись!</text:p>
      <text:p text:style-name="P5">- Взво-<text:span text:style-name="T3">о</text:span>д! <text:span text:style-name="T3">П</text:span>остроиться!</text:p>
      <text:p text:style-name="P5">- Разойдись!</text:p>
      <text:p text:style-name="P5">Хотелось есть, но утешала мысль, что нескольких из нас уже послали в столовую <text:span text:style-name="T5">—</text:span> готовить столы к обеду. </text:p>
      <text:p text:style-name="P5">И, наконец-то:</text:p>
      <text:p text:style-name="P5">- <text:span text:style-name="T3">С</text:span>троиться на обед!</text:p>
      <text:p text:style-name="P5">- Шагом... арш!</text:p>
      <text:p text:style-name="P6">В отличие от клуба, в который подымаешься по крыльцу из трёх ступеней, в столовую нужно спускаться на столько же.</text:p>
      <text:p text:style-name="P6"><text:span text:style-name="T3">В просторном зале</text:span> стоя<text:span text:style-name="T3">т</text:span> два карé длинных белых столов, <text:span text:style-name="T3">раз</text:span>делённые центральным проходом, <text:s/>по обе стороны от каждого <text:span text:style-name="T6">стола</text:span> — <text:s/>коричневы<text:span text:style-name="T4">е</text:span> лав<text:span text:style-name="T4">ки</text:span> из цельной доски для размещения десяти седоков на каждой.</text:p>
      <text:p text:style-name="P6">Гладко шлифованный бетонный пол прида<text:span text:style-name="T3">ёт</text:span> помещению невнятную гулкость, <text:span text:style-name="T3">словно в зале ожидания пассажирского вокзала</text:span>.</text:p>
      <text:p text:style-name="P6">Вдоль всей левой стены тяну<text:span text:style-name="T7">тся</text:span> две ступени <text:span text:style-name="T7">под</text:span> т<text:span text:style-name="T7">ремя</text:span> окнам из других помещений, <text:span text:style-name="T7">каждое</text:span> с широким, обитым крашеной жестью, подоконником. </text:p>
      <text:p text:style-name="P6">Слева, самое маленькое, с <text:span text:style-name="T8">закрытой</text:span> дверц<text:span text:style-name="T9">ей</text:span>-ставенк<text:span text:style-name="T9">ой </text:span>— хлеборезка; затем длинн<text:span text:style-name="T7">ый</text:span> <text:span text:style-name="T7">проём-</text:span>окно кухни, <text:span text:style-name="T9">где исходят паром широченные цилиндры никелированных котлов для варки обеда, а рядом с ними пара поваров в солдатских штанах, тапочках на босу ногу и в белых куртках с жирными пятнами. У одного на голове белый матерчатый берет. </text:span></text:p>
      <text:p text:style-name="P7">В последнем, тоже длинном <text:span text:style-name="T8">и без ставен, </text:span>окне посудомойки слыш<text:span text:style-name="T8">ит</text:span>ся шум горячей воды бьющей в длинные жестяные корыта с грязной посудой.</text:p>
      <text:p text:style-name="P8">Дальняя стена напротив входа — глухая; она отделяет столовую от клуба. </text:p>
      <text:p text:style-name="P8">В правой стене, высоко над полом, вставлены деревянные рамы больших окон.</text:p>
      <text:p text:style-name="P8">Расставленные на столах миски пошарпанной белой эмали отмечают места посадки на лавках. </text:p>
      <text:p text:style-name="P9">Двадцать алюминиевых ложек свалены аккуратной грудой в центре стола — каждый выхватит для себя. Там же порционный черпак и двадцать <text:s text:c="2"/>эмалированных кружек не первой молодости и, на мятом алюминиевом подносе, без малого три буханки серого хлеба формы «кирпичик» порезанные поперёк — каждому по краюхе.</text:p>
      <text:p text:style-name="P8"/>
      <text:p text:style-name="P9">Повар<text:span text:style-name="T6">а</text:span> начали швырять на подоконник <text:s/>окн<text:span text:style-name="T8">а</text:span> раздатки пятилитровые белые кастрюли, они же бачки, и что-то неразборчиво орать. </text:p>
      <text:p text:style-name="P9">Начался первый обед в армейской жизни.</text:p>
      <text:p text:style-name="P9">Борщ был красный и горячий. Его разливали по мискам черпаком, из кастрюли принесённой от окна раздатки.</text:p>
      <text:p text:style-name="P9">Поскольку миски не меняют <text:span text:style-name="T8">то</text:span>, для получения второго, борщ надо доесть или же сразу отказаться и ждать, когда дежурные принесут бачки с перловой кашей, по кличке «кирзуха».</text:p>
      <text:p text:style-name="P9"/>
      <text:p text:style-name="P9">Если внимательно присмотреться к мелкому узору голенища кирзовых сапог, начинаешь <text:s/>понимать <text:span text:style-name="T8">насколько меткое </text:span><text:s/>прозван<text:span text:style-name="T8">ие у</text:span> армейск<text:span text:style-name="T8">ой</text:span> каш<text:span text:style-name="T8">и</text:span>.</text:p>
      <text:p text:style-name="P9"><text:soft-page-break/></text:p>
      <text:p text:style-name="P9">Каша была жидкая и тоже горячая.</text:p>
      <text:p text:style-name="P9">Компот разлитый по кружкам из алюминиевых чайников был не таким горячим, но тоже жидким.</text:p>
      <text:p text:style-name="P9">Вокруг стоял вокзально-колодезный шум и гам.</text:p>
      <text:p text:style-name="P9">Поев, орудия насыщения нужно самому отнести к окну посудомойки и разложить их в соответствующие стопки или кучи. <text:span text:style-name="T10">По мере их накопления <text:s/>посудомойщик сам всё сбросит в какое-то из корыт, куда бьёт струя горячей воды из крана.</text:span></text:p>
      <text:p text:style-name="P10">Теперь можно покинуть столовую и идти к казарме «учебки», чтоб не пропустить следующую команду на построение.</text:p>
      <text:p text:style-name="P10"/>
      <text:p text:style-name="P10">Дальнейший опыт показал, что на завтрак и ужин борща не бывает — они начинаются с «кирзухи», но утром на столах помимо хлеба лежат кубики жёлтого сливочного масла, которое намазываешь на хлеб черенком всё той же алюминиевой ложки. </text:p>
      <text:p text:style-name="P10">Если же масло принесено одним куском, его делит на порции наиболее авторитетный военнослужащий из оказавшихся за твоим столом.</text:p>
      <text:p text:style-name="P10">Кусок масла может быть уменьшен подошедшим к столу солдатом-старослужащим. Так же как и количество кускового сахара для чая.</text:p>
      <text:p text:style-name="P10">Рацион неприхотливый, но выжить можно.</text:p>
      <text:p text:style-name="P10">Под осень он ещё более упрощается: на первое — вода с капустой, на второе — капуста без воды, на третье — вода без капусты.</text:p>
      <text:p text:style-name="P10">Однако, в кирзухе иногда плавают кусочки сала <text:span text:style-name="T1">(</text:span>ведь при части есть свинарник<text:span text:style-name="T1">)</text:span>; но ничего кроме сала.</text:p>
      <text:p text:style-name="P10">А по праздникам к чаю <text:span text:style-name="T4">прилагаются даже</text:span> белые булочки-пышки.</text:p>
      <text:p text:style-name="P10"/>
      <text:p text:style-name="P10">Первое время я не мог есть солдатской пищи.</text:p>
      <text:p text:style-name="P10">Не то, чтобы брезговал, а просто, <text:span text:style-name="T11">как ни старался,</text:span> не получалось запихивать в себя всё это. Застревало в горле.</text:p>
      <text:p text:style-name="P10">В один из обедов, сидевший за столом солдат более старшего призыва, глядя на мои <text:span text:style-name="T11">старательные </text:span>муки, засмеялся и сказал:</text:p>
      <text:p text:style-name="P10">- Ничего! Втянешься — будешь хáвать всё подряд.</text:p>
      <text:p text:style-name="P10">Он оказался прав. Всё дело в том, что в стройбате не едят, а «х<text:span text:style-name="T8">á</text:span>вают». </text:p>
      <text:p text:style-name="P10"/>
      <text:p text:style-name="P10">- <text:span text:style-name="T12">Рота пошла хáвать — догоняй!</text:span></text:p>
      <text:p text:style-name="P10">- <text:span text:style-name="T12">А что сегодня хáвать дают?</text:span></text:p>
      <text:p text:style-name="P10"/>
      <text:p text:style-name="P11">Как только я перестал есть и начал х<text:span text:style-name="T8">á</text:span>вать — всё встало на свои места. Иногда даже брал добавку.</text:p>
      <text:p text:style-name="P11">Но это уже потом, потому что «молодому», он же «салага», он же «салабон», который подойдёт к окну раздатки с миской, повар поленится уделить черпак «х<text:span text:style-name="T8">á</text:span>вки», а скорее всего, гаркнет:</text:p>
      <text:p text:style-name="P11">- Пошёл на <text:span text:style-name="T4">хуй</text:span>, салабон!</text:p>
      <text:p text:style-name="P11">Не потому, что он генетический мизантроп, а просто его тоже шугали и шпыняли, когда он был салагой.</text:p>
      <text:p text:style-name="P11">Хотя, может и не послать — исключения везде бывают...</text:p>
      <text:p text:style-name="P11"/>
      <text:p text:style-name="P3"><text:span text:style-name="T1">(...з</text:span>а два года срочной службы солдат подымается по иерархической лестнице.</text:p>
      <text:p text:style-name="P3">Первые шесть месяцев он — «салага», <text:span text:style-name="T1">он же «</text:span>молодой», <text:span text:style-name="T1">он же «</text:span>салабон». </text:p>
      <text:p text:style-name="P3"><text:span text:style-name="T8">Пос</text:span>ледующие полгода — <text:span text:style-name="T8">после </text:span><text:s/><text:span text:style-name="T1">призыва</text:span> <text:span text:style-name="T8">новых</text:span> «молоды<text:span text:style-name="T8">х</text:span>» — он становится «черпаком».</text:p>
      <text:p text:style-name="P3">Год службы позади, после тебя <text:span text:style-name="T8">уже</text:span> <text:span text:style-name="T8">привезены</text:span> ещё два призыва и ты <text:s/>— <text:s/>«фазан». </text:p>
      <text:p text:style-name="P3">Последние полгода над тобою нет старослужащих, ты сам — «дед».</text:p>
      <text:p text:style-name="P3">И, наконец, министр обороны подписал приказ об увольнении в запас военнослужащих <text:soft-page-break/>срочной службы призванных, <text:span text:style-name="T8">как и ты,</text:span> два года назад, начинается демобилизация, ты — «дембель»!</text:p>
      <text:p text:style-name="P3"/>
      <text:p text:style-name="P4">Терминология иерархии не столь уж и иероглифична.</text:p>
      <text:p text:style-name="P4">«Молодой» стало быть младший; «черпаку» доверяется делёжка х<text:span text:style-name="T8">á</text:span>вки за столом — «молодому» рано, а старшим «за падлó»; «фазан» ушивает хэбэ штаны, чтоб в обтяжку были и вообще пижонит; «дед», как противоположность «молодому»; «дембель» <text:s/>— <text:s/>удобопроизносимая аббревиатура «демобилизованного».</text:p>
      <text:p text:style-name="P3"/>
      <text:p text:style-name="P2">Чтобы пройти эту лестницу, надо прожить два года.</text:p>
      <text:p text:style-name="P2">В восемнадцать-двадцать лет такое количество времени кажется вечностью. К тому же, качество времени в армии непредсказуемо: какие-то дни пролетают чуть начавшись, и наоборот — порой, по твоим ощущениям прошла, как минимум, неделя — ан нет! <text:s/>— это всё ещё сегодня. </text:p>
      <text:p text:style-name="P2">Второй разновидности времени в армии больше, чем первой.</text:p>
      <text:p text:style-name="P2">Всех тяжелее дембелям, допёршим до финиша эту глыбищу в два года — у них каждый час становится вечностью наполненной томлением души, неотвязной тревогой, неверием, что такое возможно.</text:p>
      <text:p text:style-name="P2"/>
      <text:p text:style-name="P2">Солдаты на нижних ступенях лестницы пробуют пришпорить время с помощью карточек-календариков, где на одной стороне все двенадцать месяцев года, а с другой призыв хранить деньги в сберегательных ка<text:span text:style-name="T4">с</text:span>сах, или летать самолётами аэрофлота.</text:p>
      <text:p text:style-name="P2">Они безжалостно прокалывают каждый прожитый день иголкой насквозь. </text:p>
      <text:p text:style-name="P2">Календарик теряет свой лоск и глянец, зато, если посмотреть его на свет, видны аккуратные группки дырочек.</text:p>
      <text:p text:style-name="P2">Для календарного иглопрокалывания необходим дисциплинированный ум и недюжинная сила воли. </text:p>
      <text:p text:style-name="P2">Ни у одного фазана такого календарика я не видел. </text:p>
      <text:p text:style-name="P2">Вечность, она кого угодно образумит и смирит любую гордыню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28:08.586510310</meta:creation-date>
    <dc:date>2017-03-01T20:28:16.184010218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0" meta:word-count="1031" meta:character-count="6914" meta:non-whitespace-character-count="5898"/>
    <meta:generator>LibreOffice/4.3.3.2$Linux_x86 LibreOffice_project/430m0$Build-2</meta:generator>
  </office:meta>
</office:document-meta>
</file>